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BodyMethodArgumentResolver.RequestBodyMethodArgumentResolver( List &lt; HttpMessageReader &lt; ? &gt; &gt; rea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MethodArgumentResolver.resolveArgument( MethodParameter param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